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283f" officeooo:paragraph-rsid="001b283f"/>
    </style:style>
    <style:style style:name="P2" style:family="paragraph" style:parent-style-name="Standard">
      <style:text-properties officeooo:rsid="001b283f" officeooo:paragraph-rsid="001df241"/>
    </style:style>
    <style:style style:name="P3" style:family="paragraph" style:parent-style-name="Standard">
      <style:text-properties officeooo:rsid="001b283f" officeooo:paragraph-rsid="0020d11e"/>
    </style:style>
    <style:style style:name="P4" style:family="paragraph" style:parent-style-name="Standard">
      <style:text-properties officeooo:rsid="001b283f" officeooo:paragraph-rsid="00264a2b"/>
    </style:style>
    <style:style style:name="P5" style:family="paragraph" style:parent-style-name="Standard">
      <style:text-properties officeooo:rsid="001b283f" officeooo:paragraph-rsid="00278479"/>
    </style:style>
    <style:style style:name="P6" style:family="paragraph" style:parent-style-name="Standard">
      <style:text-properties officeooo:rsid="001c895d" officeooo:paragraph-rsid="001c895d"/>
    </style:style>
    <style:style style:name="P7" style:family="paragraph" style:parent-style-name="Standard">
      <style:text-properties officeooo:rsid="001f3977" officeooo:paragraph-rsid="001b283f"/>
    </style:style>
    <style:style style:name="P8" style:family="paragraph" style:parent-style-name="Standard">
      <style:text-properties officeooo:rsid="001df241" officeooo:paragraph-rsid="001df241"/>
    </style:style>
    <style:style style:name="P9" style:family="paragraph" style:parent-style-name="Standard">
      <style:text-properties officeooo:rsid="001bd500" officeooo:paragraph-rsid="001b283f"/>
    </style:style>
    <style:style style:name="P10" style:family="paragraph" style:parent-style-name="Standard">
      <style:text-properties officeooo:rsid="00226c54" officeooo:paragraph-rsid="001b283f"/>
    </style:style>
    <style:style style:name="P11" style:family="paragraph" style:parent-style-name="Standard">
      <style:text-properties officeooo:rsid="0022dddb" officeooo:paragraph-rsid="001b283f"/>
    </style:style>
    <style:style style:name="P12" style:family="paragraph" style:parent-style-name="Standard">
      <style:text-properties officeooo:rsid="0023480c" officeooo:paragraph-rsid="001b283f"/>
    </style:style>
    <style:style style:name="P13" style:family="paragraph" style:parent-style-name="Standard">
      <style:text-properties officeooo:rsid="00278479" officeooo:paragraph-rsid="00278479"/>
    </style:style>
    <style:style style:name="P14" style:family="paragraph" style:parent-style-name="Standard">
      <style:text-properties officeooo:rsid="001b283f" officeooo:paragraph-rsid="001b283f"/>
    </style:style>
    <style:style style:name="P15" style:family="paragraph" style:parent-style-name="Standard">
      <style:text-properties officeooo:rsid="001b283f" officeooo:paragraph-rsid="002eb48f"/>
    </style:style>
    <style:style style:name="P16" style:family="paragraph" style:parent-style-name="Standard">
      <style:text-properties officeooo:rsid="001b283f" officeooo:paragraph-rsid="002ec676"/>
    </style:style>
    <style:style style:name="T1" style:family="text">
      <style:text-properties officeooo:rsid="001bd500"/>
    </style:style>
    <style:style style:name="T2" style:family="text">
      <style:text-properties officeooo:rsid="001c895d"/>
    </style:style>
    <style:style style:name="T3" style:family="text">
      <style:text-properties officeooo:rsid="001d7124"/>
    </style:style>
    <style:style style:name="T4" style:family="text">
      <style:text-properties officeooo:rsid="001df241"/>
    </style:style>
    <style:style style:name="T5" style:family="text">
      <style:text-properties officeooo:rsid="001f3977"/>
    </style:style>
    <style:style style:name="T6" style:family="text">
      <style:text-properties officeooo:rsid="00200d5e"/>
    </style:style>
    <style:style style:name="T7" style:family="text">
      <style:text-properties officeooo:rsid="0020d11e"/>
    </style:style>
    <style:style style:name="T8" style:family="text">
      <style:text-properties officeooo:rsid="00226c54"/>
    </style:style>
    <style:style style:name="T9" style:family="text">
      <style:text-properties officeooo:rsid="0022dddb"/>
    </style:style>
    <style:style style:name="T10" style:family="text">
      <style:text-properties officeooo:rsid="0023480c"/>
    </style:style>
    <style:style style:name="T11" style:family="text">
      <style:text-properties officeooo:rsid="00236ef6"/>
    </style:style>
    <style:style style:name="T12" style:family="text">
      <style:text-properties officeooo:rsid="002562fb"/>
    </style:style>
    <style:style style:name="T13" style:family="text">
      <style:text-properties officeooo:rsid="00264a2b"/>
    </style:style>
    <style:style style:name="T14" style:family="text">
      <style:text-properties officeooo:rsid="00278479"/>
    </style:style>
    <style:style style:name="T15" style:family="text">
      <style:text-properties officeooo:rsid="0029214f"/>
    </style:style>
    <style:style style:name="T16" style:family="text">
      <style:text-properties officeooo:rsid="002a59ba"/>
    </style:style>
    <style:style style:name="T17" style:family="text">
      <style:text-properties officeooo:rsid="002b8a74"/>
    </style:style>
    <style:style style:name="T18" style:family="text">
      <style:text-properties officeooo:rsid="002d6407"/>
    </style:style>
    <style:style style:name="T19" style:family="text">
      <style:text-properties officeooo:rsid="002eb48f"/>
    </style:style>
    <style:style style:name="T20" style:family="text">
      <style:text-properties officeooo:rsid="002ec6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 Definition</text:p>
      <text:p text:style-name="P1"><text:tab/>A. Project Overview</text:p>
      <text:p text:style-name="P1"><text:tab/><text:tab/>1. High-level overview in layman's terms</text:p>
      <text:p text:style-name="P2"><text:tab/><text:tab/><text:tab/><text:span text:style-name="T4">a. Possibility of artificial telepathy</text:span></text:p>
      <text:p text:style-name="P1"><text:tab/><text:tab/><text:tab/><text:span text:style-name="T5">b. NASA, CMU projects showed SVR feasible, if not practical</text:span></text:p>
      <text:p text:style-name="P7"><text:tab/><text:tab/><text:tab/>c. Muscles of pharynx involved in all aspects of speech, subvocalization</text:p>
      <text:p text:style-name="P1"><text:tab/><text:tab/><text:tab/><text:span text:style-name="T9">d. Predict phonemes with full vocal EMG data, foundation for full SVR</text:span></text:p>
      <text:p text:style-name="P1"><text:tab/><text:tab/>2. Problem domain, project origin, datasets/input</text:p>
      <text:p text:style-name="P2"><text:tab/><text:tab/><text:tab/><text:span text:style-name="T5">a. Producing phonemes involves specific, localized motor unit action potentials</text:span></text:p>
      <text:p text:style-name="P8"><text:tab/><text:tab/><text:tab/>b. AF's help differentiate phonemes and AF's may correlate to MUAP's</text:p>
      <text:p text:style-name="P1"><text:tab/><text:tab/><text:tab/><text:span text:style-name="T5">c. Previous work sought to extract AF's from EMG data</text:span></text:p>
      <text:p text:style-name="P8"><text:tab/><text:tab/><text:tab/>d. EMG data during sub/full-vocalization</text:p>
      <text:p text:style-name="P1"><text:tab/><text:tab/>3. Other info necessary for uninformed to understand</text:p>
      <text:p text:style-name="P1"><text:tab/><text:tab/><text:tab/><text:span text:style-name="T5">a. Full/sub-vocalization EMG's differ mostly by intensity, not morphology</text:span></text:p>
      <text:p text:style-name="P1"><text:tab/><text:tab/><text:tab/><text:span text:style-name="T5">b. Signal should be isomorphic between full/sub, just different noise/signal ratio</text:span></text:p>
      <text:p text:style-name="P7"><text:tab/><text:tab/><text:tab/>c. Full vocal helps overcome low resolution of hardware and noisiness of sEMG</text:p>
      <text:p text:style-name="P1"><text:tab/><text:tab/><text:tab/><text:span text:style-name="T5">d. Models trained on full vocal EMG is bootstrapping for subvocal recognition</text:span></text:p>
      <text:p text:style-name="P1"><text:tab/>B. Problem Statement</text:p>
      <text:p text:style-name="P1"><text:tab/><text:tab/>1. Clear definition of problem</text:p>
      <text:p text:style-name="P1"><text:tab/><text:tab/><text:tab/><text:span text:style-name="T5">a. Develop pipeline, feature extraction models to identify phonemes from EMG</text:span></text:p>
      <text:p text:style-name="P1"><text:tab/><text:tab/>2. Strategy used to solve</text:p>
      <text:p text:style-name="P1"><text:tab/><text:tab/><text:tab/><text:span text:style-name="T5">a. Record, characterize data </text:span></text:p>
      <text:p text:style-name="P1"><text:tab/><text:tab/><text:tab/><text:span text:style-name="T5">b. Transform, characterize post-transform data </text:span></text:p>
      <text:p text:style-name="P1"><text:tab/><text:tab/><text:tab/><text:span text:style-name="T5">c. Train, optimize EMG-Phoneme model with no AF's (benchmark)</text:span></text:p>
      <text:p text:style-name="P7"><text:tab/><text:tab/><text:tab/>d. Train, optimize AF extractor models</text:p>
      <text:p text:style-name="P1"><text:tab/><text:tab/><text:tab/><text:span text:style-name="T5">e. Train, optimize Phoneme model using inputs from AF extractor models</text:span></text:p>
      <text:p text:style-name="P1"><text:tab/><text:tab/>3. Intended solution</text:p>
      <text:p text:style-name="P2"><text:tab/><text:tab/><text:tab/><text:span text:style-name="T5">a. Models specialized in extracting AF's feeding to phoneme prediction model</text:span></text:p>
      <text:p text:style-name="P1"><text:tab/>C. Metrics</text:p>
      <text:p text:style-name="P1"><text:tab/><text:tab/>1. Measuring solution performance</text:p>
      <text:p text:style-name="P1"><text:tab/><text:tab/><text:tab/><text:span text:style-name="T6">a. Benchmark, solution compared via F1, the built-in sklearn 'score()' method.</text:span></text:p>
      <text:p text:style-name="P1"><text:tab/><text:tab/>2. Justification using characteristics of problem domain</text:p>
      <text:p text:style-name="P1"><text:tab/><text:tab/><text:tab/><text:span text:style-name="T6">a. Recall and precision of approximately equal concern</text:span></text:p>
      <text:p text:style-name="P1"><text:tab/><text:tab/><text:tab/><text:span text:style-name="T6">b. Higher-level recognition models handle relative probabilities</text:span></text:p>
      <text:p text:style-name="P1"><text:tab/><text:tab/><text:tab/><text:tab/><text:span text:style-name="T7">i. Recognition models can compensate for both low recall and precision</text:span></text:p>
      <text:p text:style-name="P1">II. Analysis</text:p>
      <text:p text:style-name="P1"><text:tab/>A. Data Exploration</text:p>
      <text:p text:style-name="P1"><text:tab/><text:tab/>1. <text:span text:style-name="T1">Dataset origin, basic verbal description</text:span></text:p>
      <text:p text:style-name="P1"><text:tab/><text:tab/><text:tab/><text:span text:style-name="T7">a. Describe EMG recording procedure</text:span></text:p>
      <text:p text:style-name="P1"><text:tab/><text:tab/><text:tab/><text:span text:style-name="T7">b. Describe where words, phonemes, AF's obtained</text:span></text:p>
      <text:p text:style-name="P1"><text:tab/><text:tab/><text:tab/><text:span text:style-name="T7">b. Present sample of tabulated and graphed raw EMG</text:span></text:p>
      <text:p text:style-name="P1"><text:tab/><text:tab/><text:tab/><text:span text:style-name="T7">c. Present words used, sample of phonemes, AF's from them</text:span></text:p>
      <text:p text:style-name="P9"><text:tab/><text:tab/>2. Dataset statistics (size, num files, basic stats)</text:p>
      <text:p text:style-name="P3"><text:tab/><text:tab/><text:tab/><text:span text:style-name="T7">a. Present number of files, total size, duration</text:span></text:p>
      <text:p text:style-name="P3"><text:tab/><text:tab/><text:tab/><text:span text:style-name="T7">b. Present basic stats about EMG data (mean V, std, etc.)</text:span></text:p>
      <text:p text:style-name="P9"><text:tab/><text:tab/>3. Abnormalities, particularities in data.</text:p>
      <text:p text:style-name="P1"><text:tab/><text:tab/><text:tab/><text:span text:style-name="T7">a. Discuss extraction of useful info from EMG data</text:span></text:p>
      <text:p text:style-name="P1"><text:tab/><text:tab/><text:tab/><text:tab/><text:span text:style-name="T15">i. sEMG subject to subdermal resonance, interference</text:span></text:p>
      <text:p text:style-name="P1"><text:tab/><text:tab/><text:tab/><text:tab/><text:span text:style-name="T15">ii. Line resonance/interference</text:span></text:p>
      <text:p text:style-name="P1"><text:soft-page-break/><text:tab/><text:tab/><text:tab/><text:tab/><text:span text:style-name="T15">iii. Placement variation</text:span></text:p>
      <text:p text:style-name="P1"><text:tab/><text:tab/><text:tab/><text:tab/><text:span text:style-name="T15">iv. Daily biological fluctuations</text:span></text:p>
      <text:p text:style-name="P1"><text:tab/><text:tab/><text:tab/><text:span text:style-name="T8">b. Discuss low ADC resolution, small operating voltage window</text:span></text:p>
      <text:p text:style-name="P1"><text:tab/><text:tab/><text:tab/><text:tab/><text:span text:style-name="T15">i. 8-bit differential voltage → 256 levels of voltage distinction</text:span></text:p>
      <text:p text:style-name="P1"><text:tab/><text:tab/><text:tab/><text:tab/><text:span text:style-name="T15">ii. ~600Hz sampling rate makes transient 1kHz+ signals difficult to sense</text:span></text:p>
      <text:p text:style-name="P1"><text:tab/><text:tab/><text:tab/><text:tab/><text:span text:style-name="T15">iii. No programmable op-amp for using full v range, limited to about 50%</text:span></text:p>
      <text:p text:style-name="P1"><text:tab/><text:tab/><text:tab/><text:span text:style-name="T7">b. Discuss simplification of phoneme diversity</text:span></text:p>
      <text:p text:style-name="P1"><text:tab/><text:tab/><text:tab/><text:tab/><text:span text:style-name="T14">i. Nltk has many more phonemes than the paper has AF's</text:span></text:p>
      <text:p text:style-name="P1"><text:tab/><text:tab/><text:tab/><text:tab/></text:p>
      <text:p text:style-name="P10"><text:tab/><text:tab/><text:tab/>c. Mention missing 'raspy-1' file, no phoneme entries for direful/wrathful</text:p>
      <text:p text:style-name="P1"><text:tab/><text:tab/><text:tab/></text:p>
      <text:p text:style-name="P1"><text:tab/>B. Exploratory Visualization</text:p>
      <text:p text:style-name="P9"><text:tab/><text:tab/>1. Visualizing a relevant characteristic</text:p>
      <text:p text:style-name="P1"><text:tab/><text:tab/><text:tab/><text:span text:style-name="T8">a. Wavelet Transform graphs</text:span></text:p>
      <text:p text:style-name="P10"><text:tab/><text:tab/><text:tab/><text:tab/>i. Different samples of single word</text:p>
      <text:p text:style-name="P1"><text:tab/><text:tab/><text:tab/><text:tab/><text:span text:style-name="T8">ii. Compare a few different words this way</text:span></text:p>
      <text:p text:style-name="P9"><text:tab/><text:tab/>2. Analyze, discuss visual, relevance</text:p>
      <text:p text:style-name="P1"><text:tab/><text:tab/><text:tab/><text:span text:style-name="T8">a. Variation apparent within word</text:span></text:p>
      <text:p text:style-name="P1"><text:tab/><text:tab/><text:tab/><text:span text:style-name="T8">b. Words appear different, different samples appear similar </text:span></text:p>
      <text:p text:style-name="P10"><text:tab/><text:tab/><text:tab/>c. Shows localization of spectral energy in time and wavelet frequency</text:p>
      <text:p text:style-name="P10"><text:tab/><text:tab/><text:tab/>d. Spectral energy distribution correlates to underlying MUAP's</text:p>
      <text:p text:style-name="P1"><text:tab/><text:tab/><text:tab/><text:span text:style-name="T9">e. Underlying MUAP's correlate to actions required to produce each phoneme</text:span></text:p>
      <text:p text:style-name="P1"><text:tab/><text:tab/><text:tab/><text:span text:style-name="T19">f. Unique actions required to produce each phoneme differentiates them</text:span></text:p>
      <text:p text:style-name="P1"><text:tab/>C. Algorithms and Techniques</text:p>
      <text:p text:style-name="P9"><text:tab/><text:tab/>1. Algorithms used, default parameters/variables</text:p>
      <text:p text:style-name="P1"><text:tab/><text:tab/><text:tab/><text:span text:style-name="T9">a. CWT, ricker wavelet, wavelet widths</text:span></text:p>
      <text:p text:style-name="P1"><text:tab/><text:tab/><text:tab/><text:span text:style-name="T9">b. Windowed spectral energy summation</text:span></text:p>
      <text:p text:style-name="P11"><text:tab/><text:tab/><text:tab/>c. Word splitting, AF building, word-window correlation</text:p>
      <text:p text:style-name="P11"><text:tab/><text:tab/><text:tab/>d. Scaling, Norming, dimension reduction (PCA) of spectral energy windows</text:p>
      <text:p text:style-name="P1"><text:tab/><text:tab/><text:tab/><text:span text:style-name="T9">e. MLPC's for AF extraction, phoneme models</text:span></text:p>
      <text:p text:style-name="P1"><text:tab/><text:tab/><text:tab/><text:span text:style-name="T9">f. Gridsearch for AF extractor, phoneme models</text:span></text:p>
      <text:p text:style-name="P1"><text:tab/><text:tab/><text:span text:style-name="T1">2. Discuss, justify algorithms</text:span></text:p>
      <text:p text:style-name="P1"><text:tab/><text:tab/><text:tab/><text:span text:style-name="T9">a. Extracts non-stationary waves from data </text:span></text:p>
      <text:p text:style-name="P1"><text:tab/><text:tab/><text:tab/><text:span text:style-name="T9">b. Discretizes files into approximately phoneme-sized bins, reduces dimensions</text:span></text:p>
      <text:p text:style-name="P12"><text:tab/><text:tab/><text:tab/>c. Breaks words into phonemes and their AF's, essentially labels data</text:p>
      <text:p text:style-name="P1"><text:tab/><text:tab/><text:tab/><text:span text:style-name="T10">d. Regularizes features, balances inputs for ANN's</text:span></text:p>
      <text:p text:style-name="P1"><text:tab/><text:tab/><text:tab/><text:span text:style-name="T10">e. ANN learns complex interplay of preconditions for extracting info</text:span></text:p>
      <text:p text:style-name="P1"><text:tab/><text:tab/><text:tab/><text:span text:style-name="T10">f. Identifies local (if not global) optimum of model parameters</text:span></text:p>
      <text:p text:style-name="P9"><text:tab/><text:tab/>3. Clarify how algorithms handle data</text:p>
      <text:p text:style-name="P1"><text:tab/><text:tab/><text:tab/><text:span text:style-name="T10">a. Like FFT, but models data as sum of transient rather than ongoing waves</text:span></text:p>
      <text:p text:style-name="P1"><text:tab/><text:tab/><text:tab/><text:span text:style-name="T10">b. Sums up absolute values of amplitude for each wavelet frequency in window</text:span></text:p>
      <text:p text:style-name="P1"><text:tab/><text:tab/><text:tab/><text:span text:style-name="T10">c. NLTK returns phonemes for passed word, paper referenced to assign AF's</text:span></text:p>
      <text:p text:style-name="P12"><text:tab/><text:tab/><text:tab/>d. Col-wise scaled to unit variance, rowwise scaled to unit length, 100-&gt;10 dims</text:p>
      <text:p text:style-name="P1"><text:tab/><text:tab/><text:tab/><text:span text:style-name="T10">e. ANN weights systematically tuned to reduce error function upon X, y</text:span></text:p>
      <text:p text:style-name="P1"><text:tab/><text:tab/><text:tab/><text:span text:style-name="T10">f. CV's multiple models simultaneously using all permutations of passed params</text:span></text:p>
      <text:p text:style-name="P1"><text:tab/>D. Benchmark</text:p>
      <text:p text:style-name="P1"><text:tab/><text:tab/><text:span text:style-name="T1">1. Define benchmark to compare solutions to</text:span></text:p>
      <text:p text:style-name="P1"><text:tab/><text:tab/><text:tab/><text:span text:style-name="T11">a. No-AF phoneme model, uses only processed EMG, ~11% in test</text:span></text:p>
      <text:p text:style-name="P1"><text:tab/><text:tab/><text:span text:style-name="T1">2. Clarify, justify benchmark's value</text:span></text:p>
      <text:p text:style-name="P1"><text:soft-page-break/><text:tab/><text:tab/><text:tab/><text:span text:style-name="T11">a. Represents single ANN attempting to extract all info by itself</text:span></text:p>
      <text:p text:style-name="P1"><text:tab/><text:tab/><text:tab/><text:span text:style-name="T11">b. Illustrates utility of specialized ANN's as feature extractors, final predictor</text:span></text:p>
      <text:p text:style-name="P1">III. Methodology</text:p>
      <text:p text:style-name="P1"><text:tab/>A. Data Preprocessing</text:p>
      <text:p text:style-name="P1"><text:tab/><text:tab/><text:span text:style-name="T1">1. Document all preprocessing steps</text:span></text:p>
      <text:p text:style-name="P1"><text:tab/><text:tab/><text:tab/><text:span text:style-name="T12">a. Wavelet Transform</text:span></text:p>
      <text:p text:style-name="P1"><text:tab/><text:tab/><text:tab/><text:tab/><text:span text:style-name="T13">i. Extracts transient wave signal corresponding to MUAP</text:span></text:p>
      <text:p text:style-name="P1"><text:tab/><text:tab/><text:tab/><text:span text:style-name="T12">b. EMG data windowing, wavelet-based summation</text:span></text:p>
      <text:p text:style-name="P1"><text:tab/><text:tab/><text:tab/><text:tab/><text:span text:style-name="T14">i. Rows within window designed, summed by wavelet width</text:span></text:p>
      <text:p text:style-name="P1"><text:tab/><text:tab/><text:tab/><text:span text:style-name="T12">c. NLTK library used to split words, research paper used for AF generation</text:span></text:p>
      <text:p text:style-name="P4"><text:tab/><text:tab/><text:tab/><text:tab/><text:span text:style-name="T15">i. AF vectors built for each phoneme by custom function</text:span></text:p>
      <text:p text:style-name="P4"><text:tab/><text:tab/><text:tab/><text:tab/><text:span text:style-name="T15">ii. Nltk, AF builder called for each word</text:span></text:p>
      <text:p text:style-name="P1"><text:tab/><text:tab/><text:tab/><text:span text:style-name="T12">d. Sklearn's scale, normalize, PCA methods used</text:span></text:p>
      <text:p text:style-name="P1"><text:tab/><text:tab/><text:tab/><text:span text:style-name="T15">e. Inputs to phoneme model are AF model outputs</text:span></text:p>
      <text:p text:style-name="P1"><text:tab/><text:tab/><text:tab/><text:tab/><text:span text:style-name="T15">i. AF labels numeralized, one-hot encoded before phoneme model</text:span></text:p>
      <text:p text:style-name="P1"><text:tab/><text:tab/><text:span text:style-name="T1">2. Discuss addressing of abnormalities, particularities</text:span></text:p>
      <text:p text:style-name="P5"><text:tab/><text:tab/><text:tab/><text:span text:style-name="T14">a. Compensates for low v resolution by inferring from v relationships</text:span></text:p>
      <text:p text:style-name="P5"><text:tab/><text:tab/><text:tab/><text:tab/><text:span text:style-name="T14">i. Eliminates most Gaussian noise, cross-talk, and stationary waves</text:span></text:p>
      <text:p text:style-name="P5"><text:tab/><text:tab/><text:tab/><text:span text:style-name="T14">b. Compensates for low v, t resolution by integrating over time</text:span></text:p>
      <text:p text:style-name="P5"><text:tab/><text:tab/><text:tab/><text:tab/><text:span text:style-name="T14">i. Accentuates cumulative energy diffs b/w phonemes on 10-100ms scale</text:span></text:p>
      <text:p text:style-name="P5"><text:tab/><text:tab/><text:tab/><text:span text:style-name="T14">c. <text:s/>Try/except used to ignore missing files </text:span></text:p>
      <text:p text:style-name="P5"><text:tab/><text:tab/><text:tab/><text:tab/><text:span text:style-name="T14">i. Most common phoneme/AF variants used</text:span></text:p>
      <text:p text:style-name="P13"><text:tab/><text:tab/><text:tab/><text:tab/>ii. Reduces total output classes</text:p>
      <text:p text:style-name="P13"><text:tab/><text:tab/><text:tab/><text:tab/>iii. Only basic phoneme variants with AF's in paper used </text:p>
      <text:p text:style-name="P5"><text:tab/><text:tab/><text:tab/><text:tab/><text:span text:style-name="T14">iv. Phoneme variants from nltk cast to simplest/most common variant</text:span></text:p>
      <text:p text:style-name="P5"><text:tab/><text:tab/><text:tab/><text:span text:style-name="T14">d. Helps regularize ANN training, smooth minor EMG noise/variation</text:span></text:p>
      <text:p text:style-name="P5"><text:tab/><text:tab/><text:tab/><text:tab/><text:span text:style-name="T15">i. Reduces systematic differential frequency distortion</text:span></text:p>
      <text:p text:style-name="P5"><text:tab/><text:tab/><text:tab/><text:tab/><text:span text:style-name="T15">ii. Reduces effects of any transient systematic interference</text:span></text:p>
      <text:p text:style-name="P5"><text:tab/><text:tab/><text:tab/><text:tab/></text:p>
      <text:p text:style-name="P1"><text:tab/>B. Implementation</text:p>
      <text:p text:style-name="P1"><text:tab/><text:tab/><text:span text:style-name="T2">1. Document process of using algorithms, techniques, and metrics for data as-used</text:span></text:p>
      <text:p text:style-name="P1"><text:tab/><text:tab/><text:tab/><text:span text:style-name="T15">a. Dictionary built with words, raw EMG dataframes from all series</text:span></text:p>
      <text:p text:style-name="P1"><text:tab/><text:tab/><text:tab/><text:span text:style-name="T16">b. Dictionary built with words, labels dataframes for each instance of word</text:span></text:p>
      <text:p text:style-name="P1"><text:tab/><text:tab/><text:tab/><text:span text:style-name="T16">c. Dictionary built with words, processed EMG dataframes</text:span></text:p>
      <text:p text:style-name="P1"><text:tab/><text:tab/><text:tab/><text:span text:style-name="T16">d. Stock AF extractor models trained, then optimized</text:span></text:p>
      <text:p text:style-name="P1"><text:tab/><text:tab/><text:tab/><text:span text:style-name="T16">e. Benchmark CV'd using only processed EMG data, phoneme outputs</text:span></text:p>
      <text:p text:style-name="P1"><text:tab/><text:tab/><text:tab/><text:span text:style-name="T16">f. AF extractor models outputs encoded, combined with EMG frames</text:span></text:p>
      <text:p text:style-name="P1"><text:tab/><text:tab/><text:tab/><text:span text:style-name="T16">g. Phoneme model using predicted AF inputs CV'd, then optimized</text:span></text:p>
      <text:p text:style-name="P1"><text:tab/><text:tab/><text:tab/></text:p>
      <text:p text:style-name="P6"><text:tab/><text:tab/>2. Discuss complications with metrics, techniques requiring changes</text:p>
      <text:p text:style-name="P6"><text:tab/><text:tab/><text:tab/><text:span text:style-name="T17">a. Train/test splits for phoneme model complicated from using predicted inputs</text:span></text:p>
      <text:p text:style-name="P6"><text:tab/><text:tab/><text:tab/><text:span text:style-name="T17">b. Overcome by splitting, carefully selecting, then predicting and measuring</text:span></text:p>
      <text:p text:style-name="P6"><text:tab/><text:tab/><text:tab/><text:span text:style-name="T17">c. FFT used initially </text:span></text:p>
      <text:p text:style-name="P6"><text:tab/><text:tab/><text:tab/><text:span text:style-name="T17">d. Large files with multiple words and silence used initially</text:span></text:p>
      <text:p text:style-name="P6"><text:tab/><text:tab/><text:tab/><text:tab/><text:span text:style-name="T17">i. autodetector scheme</text:span></text:p>
      <text:p text:style-name="P6"><text:tab/><text:tab/><text:tab/><text:tab/><text:span text:style-name="T17">ii. Even more imperfect labeling due to intervening noise/silence</text:span></text:p>
      <text:p text:style-name="P6"><text:tab/><text:tab/><text:tab/><text:span text:style-name="T17">e. Single word-per-file scheme used to simplify data labeling, improved accuracy</text:span></text:p>
      <text:p text:style-name="P6"><text:tab/><text:tab/>3. Discuss particularly dense/complicated code</text:p>
      <text:p text:style-name="P6"><text:tab/><text:tab/><text:tab/><text:span text:style-name="T17">a. Dissecting and reassembling data from splits for phoneme model </text:span></text:p>
      <text:p text:style-name="P6"><text:soft-page-break/><text:tab/><text:tab/><text:tab/><text:span text:style-name="T17">b. Autodetector, autoalignment, fft code obsolete in current implementation</text:span></text:p>
      <text:p text:style-name="P1"><text:tab/>C. Refinement</text:p>
      <text:p text:style-name="P1"><text:tab/><text:tab/><text:span text:style-name="T2">1. Discuss improvements to algorithms, techniques</text:span></text:p>
      <text:p text:style-name="P1"><text:tab/><text:tab/><text:tab/><text:span text:style-name="T18">a. Complex files, autodetector → Single word files, simple splits</text:span></text:p>
      <text:p text:style-name="P1"><text:tab/><text:tab/><text:tab/><text:span text:style-name="T18">b. FFT → CWT </text:span></text:p>
      <text:p text:style-name="P1"><text:tab/><text:tab/><text:tab/><text:span text:style-name="T18">c. Phoneme model training with perfect AF → training w AF's from models</text:span></text:p>
      <text:p text:style-name="P1"><text:tab/><text:tab/><text:span text:style-name="T2">2. Compare initial, intermediate, and final solutions</text:span></text:p>
      <text:p text:style-name="P1"><text:tab/><text:tab/><text:tab/><text:span text:style-name="T18">a. FFT, perfect AF: ~1%</text:span></text:p>
      <text:p text:style-name="P1"><text:tab/><text:tab/><text:tab/><text:span text:style-name="T18">b. FFT, imperfect AF: ~3-5%</text:span></text:p>
      <text:p text:style-name="P1"><text:tab/><text:tab/><text:tab/><text:span text:style-name="T18">c. CWT, imperfect AF: ~13%</text:span></text:p>
      <text:p text:style-name="P1">IV. Results</text:p>
      <text:p text:style-name="P1"><text:tab/>A. Model Evaluation and Validation</text:p>
      <text:p text:style-name="P1"><text:tab/><text:tab/><text:span text:style-name="T2">1. Evaluate final model</text:span></text:p>
      <text:p text:style-name="P1"><text:tab/><text:tab/><text:tab/><text:span text:style-name="T18">a. Grid search, param space exhaustiveness/appropriateness</text:span></text:p>
      <text:p text:style-name="P1"><text:tab/><text:tab/><text:tab/><text:span text:style-name="T18">b. final Model Params Reasonable?</text:span></text:p>
      <text:p text:style-name="P1"><text:tab/><text:tab/><text:tab/><text:span text:style-name="T18">c. Train/Test variability, CV thoroughness</text:span></text:p>
      <text:p text:style-name="P1"><text:tab/><text:tab/><text:span text:style-name="T2">2. Evaluate robustness of model</text:span></text:p>
      <text:p text:style-name="P1"><text:tab/><text:tab/><text:tab/><text:span text:style-name="T18">a. Systematic forcing</text:span></text:p>
      <text:p text:style-name="P1"><text:tab/><text:tab/><text:tab/><text:tab/><text:span text:style-name="T18">i. row-wise forcing</text:span></text:p>
      <text:p text:style-name="P1"><text:tab/><text:tab/><text:tab/><text:tab/><text:span text:style-name="T18">ii. Column-wise forcing</text:span></text:p>
      <text:p text:style-name="P1"><text:tab/><text:tab/><text:tab/><text:span text:style-name="T18">b. White noise added</text:span></text:p>
      <text:p text:style-name="P1"><text:tab/><text:tab/><text:span text:style-name="T2">3. Reliability of model's results</text:span></text:p>
      <text:p text:style-name="P1"><text:tab/><text:tab/><text:tab/><text:span text:style-name="T18">a. How does model's accuracy translate to its trustworthiness?</text:span></text:p>
      <text:p text:style-name="P1"><text:tab/>B. Justification</text:p>
      <text:p text:style-name="P1"><text:tab/><text:tab/><text:span text:style-name="T2">1. Compare solution to benchmark using stats</text:span></text:p>
      <text:p text:style-name="P1"><text:tab/><text:tab/><text:tab/><text:span text:style-name="T19">a. Overall F1 Scores</text:span></text:p>
      <text:p text:style-name="P1"><text:tab/><text:tab/><text:tab/><text:span text:style-name="T19">b. Comparison of sample recall, precision scores for a few classes</text:span></text:p>
      <text:p text:style-name="P1"><text:tab/><text:tab/><text:tab/><text:span text:style-name="T19">c. Assess statistical measures of difference in results (error, etc.)</text:span></text:p>
      <text:p text:style-name="P1"><text:tab/><text:tab/><text:span text:style-name="T2">2. Justify significance of results</text:span></text:p>
      <text:p text:style-name="P1"><text:tab/><text:tab/><text:tab/><text:span text:style-name="T19">a. Detail statistical significance of differences in results</text:span></text:p>
      <text:p text:style-name="P1"><text:tab/><text:tab/><text:tab/><text:span text:style-name="T19">b. Detail whether this constitutes an effective solution to the problem</text:span></text:p>
      <text:p text:style-name="P1">V. Conclusion</text:p>
      <text:p text:style-name="P1"><text:tab/>A. Free-Form Visualization</text:p>
      <text:p text:style-name="P1"><text:tab/><text:tab/><text:span text:style-name="T3">1. Visualize relevant/important quality of problem/dataset/inputs/results</text:span></text:p>
      <text:p text:style-name="P1"><text:tab/><text:tab/><text:tab/><text:span text:style-name="T19">a. Raw voltage graphs</text:span></text:p>
      <text:p text:style-name="P1"><text:tab/><text:tab/><text:tab/><text:span text:style-name="T19">b. Emphasize low v resolution</text:span></text:p>
      <text:p text:style-name="P1"><text:tab/><text:tab/><text:tab/><text:span text:style-name="T19">c. Illustrate how some phonemes can be stretched or shrunk in time</text:span></text:p>
      <text:p text:style-name="P1"><text:tab/><text:tab/><text:tab/><text:span text:style-name="T19">d. Timescale of variation vs. windows, loss of precision due to windowing</text:span></text:p>
      <text:p text:style-name="P1"><text:tab/><text:tab/><text:tab/><text:span text:style-name="T19">e. MLPC good with discrete classification, not time series variability</text:span></text:p>
      <text:p text:style-name="P1"><text:tab/><text:tab/><text:span text:style-name="T3">2. Discuss, analyze visualizations</text:span></text:p>
      <text:p text:style-name="P1"><text:tab/><text:tab/><text:tab/><text:span text:style-name="T19">a. Some variation, but appears almost random. Higher quality EMG more varied</text:span></text:p>
      <text:p text:style-name="P1"><text:tab/><text:tab/><text:tab/><text:span text:style-name="T19">b. Speaking vs. not more apparent with higher v resolution</text:span></text:p>
      <text:p text:style-name="P15"><text:tab/><text:tab/><text:tab/><text:span text:style-name="T19">c. Phonemes almost apparent, but seem to vary widely in width</text:span></text:p>
      <text:p text:style-name="P1"><text:tab/><text:tab/><text:tab/><text:span text:style-name="T19">d. Fixed energy windows struggle with probabilistically variable features</text:span></text:p>
      <text:p text:style-name="P1"><text:tab/><text:tab/><text:tab/><text:span text:style-name="T19">e. No obvious way to label portions of phonemes in time series for MLPC usage</text:span></text:p>
      <text:p text:style-name="P1"><text:tab/><text:tab/><text:tab/></text:p>
      <text:p text:style-name="P1"><text:tab/>B. Reflection</text:p>
      <text:p text:style-name="P1"><text:tab/><text:tab/><text:span text:style-name="T3">1. Summarize end-to-end problem-solution</text:span></text:p>
      <text:p text:style-name="P1"><text:tab/><text:tab/><text:tab/><text:span text:style-name="T19">a. Record EMG</text:span></text:p>
      <text:p text:style-name="P1"><text:soft-page-break/><text:tab/><text:tab/><text:tab/><text:span text:style-name="T19">b. Analyze spectrum energy by equal windows</text:span></text:p>
      <text:p text:style-name="P1"><text:tab/><text:tab/><text:tab/><text:span text:style-name="T19">c. Label AF's in processed EMG</text:span></text:p>
      <text:p text:style-name="P1"><text:tab/><text:tab/><text:tab/><text:span text:style-name="T19">d. Input EMG, AF's into phoneme model</text:span></text:p>
      <text:p text:style-name="P1"><text:tab/><text:tab/><text:tab/><text:span text:style-name="T19">e. Yield predicted phoneme likelihoods for each window</text:span></text:p>
      <text:p text:style-name="P1"><text:tab/><text:tab/><text:span text:style-name="T3">2. Discuss 1-2 particular aspects found interesting or difficult</text:span></text:p>
      <text:p text:style-name="P1"><text:tab/><text:tab/><text:tab/><text:span text:style-name="T19">a. Recording good EMG datasets</text:span></text:p>
      <text:p text:style-name="P1"><text:tab/><text:tab/><text:tab/><text:span text:style-name="T19">b. Preprocessing/feature extraction of MUAP's</text:span></text:p>
      <text:p text:style-name="P1"><text:tab/><text:tab/><text:span text:style-name="T3">3. Is solution appropriate for general usage?</text:span></text:p>
      <text:p text:style-name="P16"><text:tab/><text:tab/><text:tab/><text:span text:style-name="T20">a. Processing approach best of tried alternatives, around or beyond SotA</text:span></text:p>
      <text:p text:style-name="P1"><text:tab/><text:tab/><text:tab/><text:span text:style-name="T20">b. With improved V/t resolution in recording, perhaps</text:span></text:p>
      <text:p text:style-name="P1"><text:tab/><text:tab/><text:tab/><text:tab/><text:span text:style-name="T19">i. Current solution like 32 pixel 16 value grayscale video</text:span></text:p>
      <text:p text:style-name="P1"><text:tab/><text:tab/><text:tab/><text:tab/><text:span text:style-name="T20">ii. At lower end of s-curve for performance vs. data quality</text:span></text:p>
      <text:p text:style-name="P1"><text:tab/><text:tab/><text:tab/><text:span text:style-name="T20">c. Word and n-gram models could compensate for low phoneme accuracy</text:span></text:p>
      <text:p text:style-name="P1"><text:tab/>C. Improvement</text:p>
      <text:p text:style-name="P1"><text:tab/><text:tab/><text:span text:style-name="T3">1. Discuss improvement of one aspect of implementation</text:span></text:p>
      <text:p text:style-name="P1"><text:tab/><text:tab/><text:tab/><text:span text:style-name="T3">a. Hierarchical Hidden Markov Models (phonemes, words, n-grams)</text:span></text:p>
      <text:p text:style-name="P1"><text:tab/><text:tab/><text:span text:style-name="T3">2. Compare potential of improvements to current solution</text:span></text:p>
      <text:p text:style-name="P1"><text:tab/><text:tab/><text:tab/><text:span text:style-name="T20">a. 16-bit+ v-diff, 800+ Hz, programmable op-amp sEMG</text:span></text:p>
      <text:p text:style-name="P1"><text:tab/><text:tab/><text:tab/><text:tab/><text:span text:style-name="T20">i. v-levels 256 → 65,536</text:span></text:p>
      <text:p text:style-name="P1"><text:tab/><text:tab/><text:tab/><text:tab/><text:span text:style-name="T20">ii. Higher v, t resolution/range increases MUAP sensitivity by 100x+</text:span></text:p>
      <text:p text:style-name="P1"><text:tab/><text:tab/><text:tab/><text:span text:style-name="T20">b. HHMM </text:span></text:p>
      <text:p text:style-name="P1"><text:tab/><text:tab/><text:tab/><text:tab/><text:span text:style-name="T20">i. Adapts to variable feature scales</text:span></text:p>
      <text:p text:style-name="P1"><text:tab/><text:tab/><text:tab/><text:tab/><text:span text:style-name="T20">ii. Uses priors to constrain predicted likelihoods</text:span></text:p>
      <text:p text:style-name="P1"><text:tab/><text:tab/><text:tab/><text:span text:style-name="T20">c. More accurate neuronal action potential wave form</text:span></text:p>
      <text:p text:style-name="P1"><text:tab/><text:tab/><text:tab/><text:tab/><text:span text:style-name="T20">i. Ricker wave second derivative of Gaussian</text:span></text:p>
      <text:p text:style-name="P1"><text:tab/><text:tab/><text:tab/><text:tab/><text:span text:style-name="T20">ii. Neural action potentials more asymmetric, abrupt</text:span></text:p>
      <text:p text:style-name="P1"><text:tab/><text:tab/><text:tab/><text:span text:style-name="T20">d. Individual phoneme recognition likely to be improved several fold</text:span></text:p>
      <text:p text:style-name="P1"><text:tab/><text:tab/><text:tab/><text:tab/><text:span text:style-name="T20">i. Better wavelet extraction</text:span></text:p>
      <text:p text:style-name="P1"><text:tab/><text:tab/><text:tab/><text:tab/><text:span text:style-name="T20">ii. More flexible AF, phoneme representation and extra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3:03:01.592792982</meta:creation-date>
    <dc:date>2017-06-16T12:24:58.088864061</dc:date>
    <meta:editing-duration>PT44M11S</meta:editing-duration>
    <meta:editing-cycles>5</meta:editing-cycles>
    <meta:generator>LibreOffice/5.0.6.2$Linux_X86_64 LibreOffice_project/00m0$Build-2</meta:generator>
    <meta:document-statistic meta:table-count="0" meta:image-count="0" meta:object-count="0" meta:page-count="5" meta:paragraph-count="225" meta:word-count="1641" meta:character-count="11529" meta:non-whitespace-character-count="9464"/>
  </office:meta>
</office:document-meta>
</file>